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59.05mm" svg:y="28.09mm">
            <loext:p draw:notify-on-update-of-ranges="Hoja1.C8:Hoja1.C10 Hoja1.D7:Hoja1.D7 Hoja1.D8:Hoja1.D10 Hoja1.E7:Hoja1.E7 Hoja1.E8:Hoja1.E10 Hoja1.F7:Hoja1.F7 Hoja1.F8:Hoja1.F10 Hoja1.G7:Hoja1.G7 Hoja1.G8:Hoja1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9.05mm" svg:y="131.95mm">
            <loext:p draw:notify-on-update-of-ranges="Hoja1.D30:Hoja1.D30 Hoja1.D31:Hoja1.D33 Hoja1.E30:Hoja1.E30 Hoja1.E31:Hoja1.E33 Hoja1.F30:Hoja1.F30 Hoja1.F31:Hoja1.F33 Hoja1.G30:Hoja1.G30 Hoja1.G31:Hoja1.G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PCLOCAL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1 CORE</text:p>
          </table:table-cell>
          <table:table-cell office:value-type="string" calcext:value-type="string">
            <text:p>2 CORES</text:p>
          </table:table-cell>
          <table:table-cell office:value-type="string" calcext:value-type="string">
            <text:p>3 CORES</text:p>
          </table:table-cell>
          <table:table-cell office:value-type="string" calcext:value-type="string">
            <text:p>4 CORE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000041939" calcext:value-type="float">
            <text:p>0,000041939</text:p>
          </table:table-cell>
          <table:table-cell office:value-type="float" office:value="0.000149494" calcext:value-type="float">
            <text:p>0,000149494</text:p>
          </table:table-cell>
          <table:table-cell office:value-type="float" office:value="0.000153041" calcext:value-type="float">
            <text:p>0,000153041</text:p>
          </table:table-cell>
          <table:table-cell office:value-type="float" office:value="0.003171698" calcext:value-type="float">
            <text:p>0,00317169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000868739" calcext:value-type="float">
            <text:p>0,000868739</text:p>
          </table:table-cell>
          <table:table-cell office:value-type="float" office:value="0.00140924" calcext:value-type="float">
            <text:p>0,00140924</text:p>
          </table:table-cell>
          <table:table-cell office:value-type="float" office:value="0.001867591" calcext:value-type="float">
            <text:p>0,001867591</text:p>
          </table:table-cell>
          <table:table-cell office:value-type="float" office:value="0.005590494" calcext:value-type="float">
            <text:p>0,005590494</text:p>
          </table:table-cell>
          <table:table-cell table:number-columns-repeated="9"/>
          <table:table-cell office:value-type="string" calcext:value-type="string">
            <text:p>Pa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edas</text:p>
          </table:table-cell>
        </table:table-row>
        <table:table-row table:style-name="ro1">
          <table:table-cell table:number-columns-repeated="3"/>
          <table:table-cell office:value-type="float" office:value="0.067831606" calcext:value-type="float">
            <text:p>0,067831606</text:p>
          </table:table-cell>
          <table:table-cell office:value-type="float" office:value="0.053723283" calcext:value-type="float">
            <text:p>0,053723283</text:p>
          </table:table-cell>
          <table:table-cell office:value-type="float" office:value="0.067709593" calcext:value-type="float">
            <text:p>0,067709593</text:p>
          </table:table-cell>
          <table:table-cell office:value-type="float" office:value="0.070089754" calcext:value-type="float">
            <text:p>0,070089754</text:p>
          </table:table-cell>
          <table:table-cell table:number-columns-repeated="9"/>
          <table:table-cell office:value-type="string" calcext:value-type="string">
            <text:p>pmv-OpenMP-1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string" calcext:value-type="string">
            <text:p>0.009280051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string" calcext:value-type="string">
            <text:p>0.092460796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000" calcext:value-type="float">
            <text:p>10000</text:p>
          </table:table-cell>
          <table:table-cell office:value-type="string" calcext:value-type="string">
            <text:p>1.17472373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Pa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das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mv-OpenMP-1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string" calcext:value-type="string">
            <text:p>0.004213151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string" calcext:value-type="string">
            <text:p>0.041590931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000" calcext:value-type="float">
            <text:p>10000</text:p>
          </table:table-cell>
          <table:table-cell office:value-type="string" calcext:value-type="string">
            <text:p>0.67191836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Pa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das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mv-OpenMP-1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string" calcext:value-type="string">
            <text:p>0.001853328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string" calcext:value-type="string">
            <text:p>0.020175967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000" calcext:value-type="float">
            <text:p>10000</text:p>
          </table:table-cell>
          <table:table-cell office:value-type="string" calcext:value-type="string">
            <text:p>0.439577939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P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das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mv-OpenMP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CGRID</text:p>
          </table:table-cell>
          <table:table-cell table:number-columns-repeated="14"/>
          <table:table-cell office:value-type="float" office:value="100" calcext:value-type="float">
            <text:p>100</text:p>
          </table:table-cell>
          <table:table-cell office:value-type="string" calcext:value-type="string">
            <text:p>0.0001134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 CORE</text:p>
          </table:table-cell>
          <table:table-cell office:value-type="string" calcext:value-type="string">
            <text:p>4 CORES</text:p>
          </table:table-cell>
          <table:table-cell office:value-type="string" calcext:value-type="string">
            <text:p>8 CORES</text:p>
          </table:table-cell>
          <table:table-cell office:value-type="string" calcext:value-type="string">
            <text:p>12 CORES</text:p>
          </table:table-cell>
          <table:table-cell table:number-columns-repeated="9"/>
          <table:table-cell office:value-type="float" office:value="1000" calcext:value-type="float">
            <text:p>1000</text:p>
          </table:table-cell>
          <table:table-cell office:value-type="string" calcext:value-type="string">
            <text:p>0.0034183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112586" calcext:value-type="float">
            <text:p>0,000112586</text:p>
          </table:table-cell>
          <table:table-cell office:value-type="float" office:value="0.003788791" calcext:value-type="float">
            <text:p>0,003788791</text:p>
          </table:table-cell>
          <table:table-cell office:value-type="float" office:value="0.007181437" calcext:value-type="float">
            <text:p>0,007181437</text:p>
          </table:table-cell>
          <table:table-cell office:value-type="float" office:value="0.010619341" calcext:value-type="float">
            <text:p>0,010619341</text:p>
          </table:table-cell>
          <table:table-cell table:number-columns-repeated="9"/>
          <table:table-cell office:value-type="float" office:value="10000" calcext:value-type="float">
            <text:p>10000</text:p>
          </table:table-cell>
          <table:table-cell office:value-type="string" calcext:value-type="string">
            <text:p>0.2592480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3366107" calcext:value-type="float">
            <text:p>0,003366107</text:p>
          </table:table-cell>
          <table:table-cell office:value-type="float" office:value="0.029240066" calcext:value-type="float">
            <text:p>0,029240066</text:p>
          </table:table-cell>
          <table:table-cell office:value-type="float" office:value="0.060145446" calcext:value-type="float">
            <text:p>0,060145446</text:p>
          </table:table-cell>
          <table:table-cell office:value-type="float" office:value="0.091824116" calcext:value-type="float">
            <text:p>0,09182411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258444861" calcext:value-type="float">
            <text:p>0,258444861</text:p>
          </table:table-cell>
          <table:table-cell office:value-type="float" office:value="0.53376188" calcext:value-type="float">
            <text:p>0,53376188</text:p>
          </table:table-cell>
          <table:table-cell office:value-type="float" office:value="0.859371589" calcext:value-type="float">
            <text:p>0,859371589</text:p>
          </table:table-cell>
          <table:table-cell office:value-type="float" office:value="1.215466229" calcext:value-type="float">
            <text:p>1,215466229</text:p>
          </table:table-cell>
          <table:table-cell table:number-columns-repeated="1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8:49:51.6594836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7:49:52.953175884</meta:creation-date>
    <dc:date>2017-04-19T18:50:06.152281342</dc:date>
    <meta:editing-duration>PT1M3S</meta:editing-duration>
    <meta:editing-cycles>2</meta:editing-cycles>
    <meta:generator>LibreOffice/5.1.6.2$Linux_X86_64 LibreOffice_project/10m0$Build-2</meta:generator>
    <meta:document-statistic meta:table-count="1" meta:cell-count="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454cm" style:legend-expansion="high" chart:style-name="ch2"/>
        <chart:plot-area chart:style-name="ch3" table:cell-range-address="Hoja1.C8:Hoja1.G10 Hoja1.D7:Hoja1.G7" chart:data-source-has-labels="both" svg:x="0.32cm" svg:y="0.18cm" svg:width="13.09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32cm" svg:y="0.188cm" svg:width="11.083cm" svg:height="8.42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C8:Hoja1.C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D8:Hoja1.D10" chart:label-cell-address="Hoja1.D7:Hoja1.D7" chart:class="chart:bar">
            <chart:data-point chart:repeated="3"/>
          </chart:series>
          <chart:series chart:style-name="ch8" chart:values-cell-range-address="Hoja1.E8:Hoja1.E10" chart:label-cell-address="Hoja1.E7:Hoja1.E7" chart:class="chart:bar">
            <chart:data-point chart:repeated="3"/>
          </chart:series>
          <chart:series chart:style-name="ch9" chart:values-cell-range-address="Hoja1.F8:Hoja1.F10" chart:label-cell-address="Hoja1.F7:Hoja1.F7" chart:class="chart:bar">
            <chart:data-point chart:repeated="3"/>
          </chart:series>
          <chart:series chart:style-name="ch10" chart:values-cell-range-address="Hoja1.G8:Hoja1.G10" chart:label-cell-address="Hoja1.G7:Hoja1.G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Hoja1.D7:Hoja1.D7</svg:desc>
                </draw:g>
              </table:table-cell>
              <table:table-cell office:value-type="string">
                <text:p>2 CORES</text:p>
                <draw:g>
                  <svg:desc>Hoja1.E7:Hoja1.E7</svg:desc>
                </draw:g>
              </table:table-cell>
              <table:table-cell office:value-type="string">
                <text:p>3 CORES</text:p>
                <draw:g>
                  <svg:desc>Hoja1.F7:Hoja1.F7</svg:desc>
                </draw:g>
              </table:table-cell>
              <table:table-cell office:value-type="string">
                <text:p>4 CORES</text:p>
                <draw:g>
                  <svg:desc>Hoja1.G7:Hoja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C8:Hoja1.C10</svg:desc>
                </draw:g>
              </table:table-cell>
              <table:table-cell office:value-type="float" office:value="0.000041939">
                <text:p>0.000041939</text:p>
                <draw:g>
                  <svg:desc>Hoja1.D8:Hoja1.D10</svg:desc>
                </draw:g>
              </table:table-cell>
              <table:table-cell office:value-type="float" office:value="0.000149494">
                <text:p>0.000149494</text:p>
                <draw:g>
                  <svg:desc>Hoja1.E8:Hoja1.E10</svg:desc>
                </draw:g>
              </table:table-cell>
              <table:table-cell office:value-type="float" office:value="0.000153041">
                <text:p>0.000153041</text:p>
                <draw:g>
                  <svg:desc>Hoja1.F8:Hoja1.F10</svg:desc>
                </draw:g>
              </table:table-cell>
              <table:table-cell office:value-type="float" office:value="0.003171698">
                <text:p>0.003171698</text:p>
                <draw:g>
                  <svg:desc>Hoja1.G8:Hoja1.G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68739">
                <text:p>0.000868739</text:p>
              </table:table-cell>
              <table:table-cell office:value-type="float" office:value="0.00140924">
                <text:p>0.00140924</text:p>
              </table:table-cell>
              <table:table-cell office:value-type="float" office:value="0.001867591">
                <text:p>0.001867591</text:p>
              </table:table-cell>
              <table:table-cell office:value-type="float" office:value="0.005590494">
                <text:p>0.00559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7831606">
                <text:p>0.067831606</text:p>
              </table:table-cell>
              <table:table-cell office:value-type="float" office:value="0.053723283">
                <text:p>0.053723283</text:p>
              </table:table-cell>
              <table:table-cell office:value-type="float" office:value="0.067709593">
                <text:p>0.067709593</text:p>
              </table:table-cell>
              <table:table-cell office:value-type="float" office:value="0.070089754">
                <text:p>0.070089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454cm" style:legend-expansion="high" chart:style-name="ch2"/>
        <chart:plot-area chart:style-name="ch3" table:cell-range-address="Hoja1.D30:Hoja1.G33" chart:data-source-has-labels="row" svg:x="0.32cm" svg:y="0.18cm" svg:width="12.91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6cm" svg:y="0.18cm" svg:width="10.792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D31:Hoja1.D33" chart:label-cell-address="Hoja1.D30:Hoja1.D30" chart:class="chart:bar">
            <chart:data-point chart:repeated="3"/>
          </chart:series>
          <chart:series chart:style-name="ch8" chart:values-cell-range-address="Hoja1.E31:Hoja1.E33" chart:label-cell-address="Hoja1.E30:Hoja1.E30" chart:class="chart:bar">
            <chart:data-point chart:repeated="3"/>
          </chart:series>
          <chart:series chart:style-name="ch9" chart:values-cell-range-address="Hoja1.F31:Hoja1.F33" chart:label-cell-address="Hoja1.F30:Hoja1.F30" chart:class="chart:bar">
            <chart:data-point chart:repeated="3"/>
          </chart:series>
          <chart:series chart:style-name="ch10" chart:values-cell-range-address="Hoja1.G31:Hoja1.G33" chart:label-cell-address="Hoja1.G30:Hoja1.G3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Hoja1.D30:Hoja1.D30</svg:desc>
                </draw:g>
              </table:table-cell>
              <table:table-cell office:value-type="string">
                <text:p>4 CORES</text:p>
                <draw:g>
                  <svg:desc>Hoja1.E30:Hoja1.E30</svg:desc>
                </draw:g>
              </table:table-cell>
              <table:table-cell office:value-type="string">
                <text:p>8 CORES</text:p>
                <draw:g>
                  <svg:desc>Hoja1.F30:Hoja1.F30</svg:desc>
                </draw:g>
              </table:table-cell>
              <table:table-cell office:value-type="string">
                <text:p>12 CORES</text:p>
                <draw:g>
                  <svg:desc>Hoja1.G30:Hoja1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2586">
                <text:p>0.000112586</text:p>
                <draw:g>
                  <svg:desc>Hoja1.D31:Hoja1.D33</svg:desc>
                </draw:g>
              </table:table-cell>
              <table:table-cell office:value-type="float" office:value="0.003788791">
                <text:p>0.003788791</text:p>
                <draw:g>
                  <svg:desc>Hoja1.E31:Hoja1.E33</svg:desc>
                </draw:g>
              </table:table-cell>
              <table:table-cell office:value-type="float" office:value="0.007181437">
                <text:p>0.007181437</text:p>
                <draw:g>
                  <svg:desc>Hoja1.F31:Hoja1.F33</svg:desc>
                </draw:g>
              </table:table-cell>
              <table:table-cell office:value-type="float" office:value="0.010619341">
                <text:p>0.010619341</text:p>
                <draw:g>
                  <svg:desc>Hoja1.G31:Hoja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66107">
                <text:p>0.003366107</text:p>
              </table:table-cell>
              <table:table-cell office:value-type="float" office:value="0.029240066">
                <text:p>0.029240066</text:p>
              </table:table-cell>
              <table:table-cell office:value-type="float" office:value="0.060145446">
                <text:p>0.060145446</text:p>
              </table:table-cell>
              <table:table-cell office:value-type="float" office:value="0.091824116">
                <text:p>0.091824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8444861">
                <text:p>0.258444861</text:p>
              </table:table-cell>
              <table:table-cell office:value-type="float" office:value="0.53376188">
                <text:p>0.53376188</text:p>
              </table:table-cell>
              <table:table-cell office:value-type="float" office:value="0.859371589">
                <text:p>0.859371589</text:p>
              </table:table-cell>
              <table:table-cell office:value-type="float" office:value="1.215466229">
                <text:p>1.215466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